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iandra GD" svg:font-family="'Maiandra GD'"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18.995cm" fo:margin-left="-0.199cm" table:align="left" style:writing-mode="lr-tb"/>
    </style:style>
    <style:style style:name="Tabla1.A" style:family="table-column">
      <style:table-column-properties style:column-width="13.192cm"/>
    </style:style>
    <style:style style:name="Tabla1.B" style:family="table-column">
      <style:table-column-properties style:column-width="5.803cm"/>
    </style:style>
    <style:style style:name="Tabla1.1" style:family="table-row">
      <style:table-row-properties fo:keep-together="auto"/>
    </style:style>
    <style:style style:name="Tabla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B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list-style-name="" style:master-page-name="Standard">
      <style:paragraph-properties fo:margin-top="0cm" fo:margin-bottom="0cm" loext:contextual-spacing="false" fo:line-height="100%" fo:text-align="center" style:justify-single-word="false" style:page-number="auto" fo:keep-with-next="always"/>
      <style:text-properties style:font-name="Maiandra GD" fo:language="es" fo:country="ES" fo:font-weight="bold" style:font-name-asian="Times New Roman" style:language-asian="es" style:country-asian="ES" style:font-weight-asian="bold" style:font-name-complex="Maiandra GD" style:font-size-complex="12pt" style:font-weight-complex="bold"/>
    </style:style>
    <style:style style:name="P2" style:family="paragraph" style:parent-style-name="Standard" style:list-style-name="">
      <style:paragraph-properties fo:margin-top="0cm" fo:margin-bottom="0cm" loext:contextual-spacing="false" fo:line-height="100%" fo:text-align="center" style:justify-single-word="false" fo:keep-with-next="always"/>
      <style:text-properties style:font-name="Maiandra GD" fo:language="es" fo:country="ES" fo:font-weight="bold" style:font-name-asian="Times New Roman" style:language-asian="es" style:country-asian="ES" style:font-weight-asian="bold" style:font-name-complex="Maiandra GD" style:font-size-complex="12pt" style:font-weight-complex="bold"/>
    </style:style>
    <style:style style:name="P3" style:family="paragraph" style:parent-style-name="Standard" style:list-style-name="WW8Num1">
      <style:paragraph-properties fo:margin-top="0cm" fo:margin-bottom="0cm" loext:contextual-spacing="false" fo:line-height="100%" fo:text-align="justify" style:justify-single-word="false" fo:keep-with-next="always"/>
      <style:text-properties style:font-name="Maiandra GD" fo:language="es" fo:country="ES" fo:font-weight="bold" style:font-name-asian="Times New Roman" style:language-asian="es" style:country-asian="ES" style:font-weight-asian="bold" style:font-name-complex="Maiandra GD" style:font-weight-complex="bold"/>
    </style:style>
    <style:style style:name="P4" style:family="paragraph" style:parent-style-name="Standard" style:list-style-name="L1">
      <style:paragraph-properties fo:margin-top="0cm" fo:margin-bottom="0cm" loext:contextual-spacing="false" fo:line-height="100%" fo:text-align="justify" style:justify-single-word="false" fo:keep-with-next="always"/>
      <style:text-properties style:font-name="Maiandra GD" fo:language="es" fo:country="ES" fo:font-weight="bold" style:font-name-asian="Times New Roman" style:language-asian="es" style:country-asian="ES" style:font-weight-asian="bold" style:font-name-complex="Maiandra GD" style:font-weight-complex="bold"/>
    </style:style>
    <style:style style:name="P5" style:family="paragraph" style:parent-style-name="Standard" style:list-style-name="">
      <style:paragraph-properties fo:margin-top="0cm" fo:margin-bottom="0cm" loext:contextual-spacing="false" fo:line-height="100%" fo:text-align="justify" style:justify-single-word="false" fo:keep-with-next="always"/>
      <style:text-properties style:font-name="Maiandra GD" fo:language="es" fo:country="ES" fo:font-weight="bold" style:font-name-asian="Times New Roman" style:language-asian="es" style:country-asian="ES" style:font-weight-asian="bold" style:font-name-complex="Maiandra GD" style:font-weight-complex="bold"/>
    </style:style>
    <style:style style:name="P6" style:family="paragraph" style:parent-style-name="Standard" style:list-style-name="">
      <style:paragraph-properties fo:margin-top="0cm" fo:margin-bottom="0cm" loext:contextual-spacing="false" fo:line-height="100%" fo:keep-with-next="always"/>
      <style:text-properties style:font-name="Maiandra GD" fo:language="es" fo:country="ES" style:font-name-asian="Times New Roman" style:language-asian="es" style:country-asian="ES" style:font-name-complex="Maiandra GD" style:font-size-complex="12pt" style:font-weight-complex="bold"/>
    </style:style>
    <style:style style:name="P7" style:family="paragraph" style:parent-style-name="Standard" style:list-style-name="">
      <style:paragraph-properties fo:margin-top="0cm" fo:margin-bottom="0cm" loext:contextual-spacing="false" fo:line-height="100%" fo:text-align="justify" style:justify-single-word="false" fo:keep-with-next="always"/>
      <style:text-properties style:font-name="Maiandra GD" fo:language="es" fo:country="ES" fo:font-weight="normal" officeooo:rsid="00106445" officeooo:paragraph-rsid="00106445" style:font-name-asian="Times New Roman" style:language-asian="es" style:country-asian="ES" style:font-weight-asian="normal" style:font-name-complex="Maiandra GD" style:font-weight-complex="normal"/>
    </style:style>
    <style:style style:name="P8" style:family="paragraph" style:parent-style-name="Standard" style:list-style-name="">
      <style:paragraph-properties fo:margin-top="0cm" fo:margin-bottom="0cm" loext:contextual-spacing="false" fo:line-height="100%" fo:text-align="justify" style:justify-single-word="false" fo:keep-with-next="always"/>
      <style:text-properties style:font-name="Maiandra GD" fo:language="es" fo:country="ES" fo:font-weight="normal" style:font-name-asian="Times New Roman" style:language-asian="es" style:country-asian="ES" style:font-weight-asian="normal" style:font-name-complex="Maiandra GD" style:font-weight-complex="normal"/>
    </style:style>
    <style:style style:name="P9" style:family="paragraph" style:parent-style-name="Standard" style:list-style-name="L1">
      <style:paragraph-properties fo:margin-top="0cm" fo:margin-bottom="0cm" loext:contextual-spacing="false" fo:line-height="100%" fo:text-align="justify" style:justify-single-word="false" fo:keep-with-next="always"/>
      <style:text-properties style:font-name="Maiandra GD" fo:language="es" fo:country="ES" fo:font-weight="normal" officeooo:rsid="0011cd65" officeooo:paragraph-rsid="0011cd65" style:font-name-asian="Times New Roman" style:language-asian="es" style:country-asian="ES" style:font-weight-asian="normal" style:font-name-complex="Maiandra GD" style:font-weight-complex="normal"/>
    </style:style>
    <style:style style:name="P10" style:family="paragraph" style:parent-style-name="Standard" style:list-style-name="">
      <style:paragraph-properties fo:margin-top="0cm" fo:margin-bottom="0cm" loext:contextual-spacing="false" fo:line-height="100%" fo:text-align="justify" style:justify-single-word="false" fo:keep-with-next="always"/>
      <style:text-properties style:font-name="Maiandra GD" fo:language="es" fo:country="ES" fo:font-weight="normal" officeooo:rsid="00128372" officeooo:paragraph-rsid="00128372" style:font-name-asian="Times New Roman" style:language-asian="es" style:country-asian="ES" style:font-weight-asian="normal" style:font-name-complex="Maiandra GD" style:font-weight-complex="normal"/>
    </style:style>
    <style:style style:name="P11" style:family="paragraph" style:parent-style-name="Standard" style:list-style-name="L2">
      <style:paragraph-properties fo:margin-top="0cm" fo:margin-bottom="0cm" loext:contextual-spacing="false" fo:line-height="100%" fo:text-align="justify" style:justify-single-word="false" fo:keep-with-next="always"/>
      <style:text-properties style:font-name="Maiandra GD" fo:language="es" fo:country="ES" fo:font-weight="normal" officeooo:rsid="00128372" officeooo:paragraph-rsid="00128372" style:font-name-asian="Times New Roman" style:language-asian="es" style:country-asian="ES" style:font-weight-asian="normal" style:font-name-complex="Maiandra GD" style:font-weight-complex="normal"/>
    </style:style>
    <style:style style:name="P12" style:family="paragraph" style:parent-style-name="Standard" style:list-style-name="">
      <style:paragraph-properties fo:margin-top="0cm" fo:margin-bottom="0cm" loext:contextual-spacing="false" fo:line-height="100%" fo:text-align="center" style:justify-single-word="false" fo:keep-with-next="always"/>
      <style:text-properties fo:color="#1f497d" style:font-name="Cambria" fo:font-size="15pt" fo:language="es" fo:country="ES" fo:font-weight="bold" style:letter-kerning="true" style:font-size-asian="15pt" style:font-weight-asian="bold" style:font-name-complex="Cambria" style:font-size-complex="15pt" style:font-weight-complex="bold"/>
    </style:style>
    <style:style style:name="P13" style:family="paragraph" style:parent-style-name="Standard" style:list-style-name="">
      <style:paragraph-properties fo:margin-top="0cm" fo:margin-bottom="0cm" loext:contextual-spacing="false" fo:line-height="100%" fo:keep-with-next="always"/>
      <style:text-properties fo:color="#1f497d" style:font-name="Cambria" fo:font-size="15pt" fo:language="es" fo:country="ES" fo:font-weight="bold" style:letter-kerning="true" style:font-size-asian="15pt" style:font-weight-asian="bold" style:font-name-complex="Cambria" style:font-size-complex="15pt" style:font-weight-complex="bold"/>
    </style:style>
    <style:style style:name="P14" style:family="paragraph" style:parent-style-name="Standard" style:list-style-name="">
      <style:paragraph-properties fo:margin-top="0cm" fo:margin-bottom="0cm" loext:contextual-spacing="false" fo:line-height="100%" fo:keep-with-next="always"/>
      <style:text-properties fo:color="#1f497d" style:font-name="Maiandra GD" fo:font-size="15pt" fo:language="es" fo:country="ES" fo:font-weight="bold" style:letter-kerning="true" style:font-name-asian="Times New Roman" style:font-size-asian="15pt" style:language-asian="es" style:country-asian="ES" style:font-weight-asian="bold" style:font-name-complex="Maiandra GD" style:font-size-complex="15pt" style:font-weight-complex="bold"/>
    </style:style>
    <style:style style:name="P15" style:family="paragraph" style:parent-style-name="Standard" style:list-style-name="WW8Num1">
      <style:paragraph-properties fo:margin-top="0cm" fo:margin-bottom="0cm" loext:contextual-spacing="false" fo:line-height="100%" fo:text-align="justify" style:justify-single-word="false"/>
      <style:text-properties style:font-name="Maiandra GD" fo:language="es" fo:country="ES" fo:font-weight="normal" style:font-name-asian="Times New Roman" style:language-asian="es" style:country-asian="ES" style:font-weight-asian="normal" style:font-name-complex="Maiandra GD" style:font-weight-complex="normal"/>
    </style:style>
    <style:style style:name="P16" style:family="paragraph" style:parent-style-name="Standard" style:list-style-name="">
      <style:paragraph-properties fo:margin-top="0cm" fo:margin-bottom="0cm" loext:contextual-spacing="false" fo:line-height="100%" fo:text-align="justify" style:justify-single-word="false"/>
      <style:text-properties style:font-name="Maiandra GD" fo:language="es" fo:country="ES" fo:font-weight="normal" officeooo:paragraph-rsid="0011be88" style:font-name-asian="Times New Roman" style:language-asian="es" style:country-asian="ES" style:font-weight-asian="normal" style:font-name-complex="Maiandra GD" style:font-weight-complex="normal"/>
    </style:style>
    <style:style style:name="P17" style:family="paragraph" style:parent-style-name="Standard" style:list-style-name="">
      <style:paragraph-properties fo:margin-top="0cm" fo:margin-bottom="0cm" loext:contextual-spacing="false" fo:line-height="100%" fo:text-align="justify" style:justify-single-word="false"/>
      <style:text-properties style:font-name="Maiandra GD" fo:language="es" fo:country="ES" fo:font-weight="normal" officeooo:rsid="00106445" officeooo:paragraph-rsid="00106445" style:font-name-asian="Times New Roman" style:language-asian="es" style:country-asian="ES" style:font-weight-asian="normal" style:font-name-complex="Maiandra GD" style:font-weight-complex="normal"/>
    </style:style>
    <style:style style:name="P18" style:family="paragraph" style:parent-style-name="Standard" style:list-style-name="">
      <style:paragraph-properties fo:margin-top="0cm" fo:margin-bottom="0cm" loext:contextual-spacing="false" fo:line-height="100%" fo:text-align="justify" style:justify-single-word="false"/>
      <style:text-properties style:font-name="Maiandra GD" fo:language="es" fo:country="ES" fo:font-weight="normal" officeooo:rsid="00106445" officeooo:paragraph-rsid="0011be88" style:font-name-asian="Times New Roman" style:language-asian="es" style:country-asian="ES" style:font-weight-asian="normal" style:font-name-complex="Maiandra GD" style:font-weight-complex="normal"/>
    </style:style>
    <style:style style:name="P19" style:family="paragraph" style:parent-style-name="Standard" style:list-style-name="">
      <style:paragraph-properties fo:margin-top="0cm" fo:margin-bottom="0cm" loext:contextual-spacing="false" fo:line-height="100%" fo:text-align="justify" style:justify-single-word="false"/>
      <style:text-properties style:font-name="Maiandra GD" fo:language="es" fo:country="ES" fo:font-weight="normal" officeooo:rsid="0011be88" officeooo:paragraph-rsid="0011be88" style:font-name-asian="Times New Roman" style:language-asian="es" style:country-asian="ES" style:font-weight-asian="normal" style:font-name-complex="Maiandra GD" style:font-weight-complex="normal"/>
    </style:style>
    <style:style style:name="P20" style:family="paragraph" style:parent-style-name="Standard" style:list-style-name="">
      <style:paragraph-properties fo:margin-top="0cm" fo:margin-bottom="0cm" loext:contextual-spacing="false" fo:line-height="100%" fo:text-align="justify" style:justify-single-word="false"/>
      <style:text-properties style:font-name="Maiandra GD" fo:language="es" fo:country="ES" fo:font-weight="normal" officeooo:rsid="0011cd65" officeooo:paragraph-rsid="0011cd65" style:font-name-asian="Times New Roman" style:language-asian="es" style:country-asian="ES" style:font-weight-asian="normal" style:font-name-complex="Maiandra GD" style:font-weight-complex="normal"/>
    </style:style>
    <style:style style:name="P21" style:family="paragraph" style:parent-style-name="Standard" style:list-style-name="L1">
      <style:paragraph-properties fo:margin-top="0cm" fo:margin-bottom="0cm" loext:contextual-spacing="false" fo:line-height="100%" fo:text-align="justify" style:justify-single-word="false"/>
      <style:text-properties style:font-name="Maiandra GD" fo:language="es" fo:country="ES" fo:font-weight="normal" officeooo:rsid="0011cd65" officeooo:paragraph-rsid="0011cd65" style:font-name-asian="Times New Roman" style:language-asian="es" style:country-asian="ES" style:font-weight-asian="normal" style:font-name-complex="Maiandra GD" style:font-weight-complex="normal"/>
    </style:style>
    <style:style style:name="P22" style:family="paragraph" style:parent-style-name="Standard" style:list-style-name="">
      <style:paragraph-properties fo:margin-top="0cm" fo:margin-bottom="0cm" loext:contextual-spacing="false" fo:line-height="100%" fo:text-align="justify" style:justify-single-word="false"/>
      <style:text-properties style:font-name="Maiandra GD" fo:language="es" fo:country="ES" fo:font-weight="normal" officeooo:rsid="00128372" officeooo:paragraph-rsid="00128372" style:font-name-asian="Times New Roman" style:language-asian="es" style:country-asian="ES" style:font-weight-asian="normal" style:font-name-complex="Maiandra GD" style:font-weight-complex="normal"/>
    </style:style>
    <style:style style:name="P23" style:family="paragraph" style:parent-style-name="Standard" style:list-style-name="L2">
      <style:paragraph-properties fo:margin-top="0cm" fo:margin-bottom="0cm" loext:contextual-spacing="false" fo:line-height="100%" fo:text-align="justify" style:justify-single-word="false"/>
      <style:text-properties style:font-name="Maiandra GD" fo:language="es" fo:country="ES" fo:font-weight="normal" officeooo:rsid="00128372" officeooo:paragraph-rsid="00128372" style:font-name-asian="Times New Roman" style:language-asian="es" style:country-asian="ES" style:font-weight-asian="normal" style:font-name-complex="Maiandra GD" style:font-weight-complex="normal"/>
    </style:style>
    <style:style style:name="P24" style:family="paragraph" style:parent-style-name="Standard" style:list-style-name="">
      <style:paragraph-properties fo:margin-top="0cm" fo:margin-bottom="0cm" loext:contextual-spacing="false" fo:line-height="100%" fo:text-align="justify" style:justify-single-word="false"/>
      <style:text-properties style:font-name="Maiandra GD" fo:language="es" fo:country="ES" fo:font-weight="normal" officeooo:rsid="00106445" officeooo:paragraph-rsid="00106445" fo:background-color="#fff200" style:font-name-asian="Times New Roman" style:language-asian="es" style:country-asian="ES" style:font-weight-asian="normal" style:font-name-complex="Maiandra GD" style:font-weight-complex="normal"/>
    </style:style>
    <style:style style:name="P25" style:family="paragraph" style:parent-style-name="Standard" style:list-style-name="">
      <style:paragraph-properties fo:margin-top="0cm" fo:margin-bottom="0cm" loext:contextual-spacing="false" fo:line-height="100%" fo:text-align="justify" style:justify-single-word="false"/>
      <style:text-properties style:font-name="Maiandra GD" fo:language="es" fo:country="ES" fo:font-weight="bold" style:font-name-asian="Times New Roman" style:language-asian="es" style:country-asian="ES" style:font-weight-asian="bold" style:font-name-complex="Maiandra GD" style:font-weight-complex="bold"/>
    </style:style>
    <style:style style:name="P26" style:family="paragraph" style:parent-style-name="Standard" style:list-style-name="">
      <style:paragraph-properties fo:margin-top="0cm" fo:margin-bottom="0cm" loext:contextual-spacing="false" fo:line-height="100%" fo:text-align="justify" style:justify-single-word="false"/>
      <style:text-properties style:font-name="Maiandra GD" fo:language="es" fo:country="ES" fo:font-weight="bold" officeooo:paragraph-rsid="0011be88" style:font-name-asian="Times New Roman" style:language-asian="es" style:country-asian="ES" style:font-weight-asian="bold" style:font-name-complex="Maiandra GD" style:font-weight-complex="bold"/>
    </style:style>
    <style:style style:name="P27" style:family="paragraph" style:parent-style-name="Standard" style:list-style-name="">
      <style:paragraph-properties fo:margin-top="0cm" fo:margin-bottom="0cm" loext:contextual-spacing="false" fo:line-height="100%" fo:text-align="justify" style:justify-single-word="false"/>
      <style:text-properties style:font-name="Maiandra GD" fo:language="es" fo:country="ES" fo:font-weight="bold" officeooo:paragraph-rsid="0011cd65" style:font-name-asian="Times New Roman" style:language-asian="es" style:country-asian="ES" style:font-weight-asian="bold" style:font-name-complex="Maiandra GD" style:font-weight-complex="bold"/>
    </style:style>
    <style:style style:name="P28" style:family="paragraph" style:parent-style-name="Standard" style:list-style-name="">
      <style:paragraph-properties fo:margin-top="0cm" fo:margin-bottom="0cm" loext:contextual-spacing="false" fo:line-height="100%" fo:text-align="justify" style:justify-single-word="false"/>
      <style:text-properties style:font-name="Maiandra GD" fo:language="es" fo:country="ES" fo:font-weight="bold" officeooo:rsid="0011cd65" officeooo:paragraph-rsid="0011cd65" style:font-name-asian="Times New Roman" style:language-asian="es" style:country-asian="ES" style:font-weight-asian="bold" style:font-name-complex="Maiandra GD" style:font-weight-complex="bold"/>
    </style:style>
    <style:style style:name="P29" style:family="paragraph" style:parent-style-name="Standard" style:list-style-name="">
      <style:paragraph-properties fo:margin-left="1.27cm" fo:margin-right="0cm" fo:margin-top="0cm" fo:margin-bottom="0cm" loext:contextual-spacing="false" fo:line-height="100%" fo:text-align="justify" style:justify-single-word="false" fo:text-indent="0cm" style:auto-text-indent="false" fo:keep-with-next="always"/>
      <style:text-properties style:font-name="Maiandra GD" fo:language="es" fo:country="ES" fo:font-weight="bold" style:font-name-asian="Times New Roman" style:language-asian="es" style:country-asian="ES" style:font-weight-asian="bold" style:font-name-complex="Maiandra GD" style:font-weight-complex="bold"/>
    </style:style>
    <style:style style:name="T1" style:family="text">
      <style:text-properties officeooo:rsid="0014942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CUESTIONARIO # 6 DE INTRODUCCIÓN AL ANÁLISIS ECONÓMICO EMPRESARIAL</text:h>
      <text:h text:style-name="P2" text:outline-level="1"/>
      <table:table table:name="Tabla1" table:style-name="Tabla1">
        <table:table-column table:style-name="Tabla1.A"/>
        <table:table-column table:style-name="Tabla1.B"/>
        <table:table-row table:style-name="Tabla1.1">
          <table:table-cell table:style-name="Tabla1.A1" table:number-rows-spanned="2" office:value-type="string">
            <text:h text:style-name="P6" text:outline-level="1">Nombre del Alumno:</text:h>
          </table:table-cell>
          <table:table-cell table:style-name="Tabla1.B1" office:value-type="string">
            <text:h text:style-name="P6" text:outline-level="1">Grupo: 6 <text:s text:c="2"/>Salón A202</text:h>
          </table:table-cell>
        </table:table-row>
        <table:table-row table:style-name="Tabla1.1">
          <table:covered-table-cell/>
          <table:table-cell table:style-name="Tabla1.B1" office:value-type="string">
            <text:h text:style-name="P6" text:outline-level="1">FECHA:</text:h>
          </table:table-cell>
        </table:table-row>
      </table:table>
      <text:h text:style-name="P12" text:outline-level="4"/>
      <text:h text:style-name="P12" text:outline-level="4">COMPORTAMIENTO DE LA OFERTA</text:h>
      <text:h text:style-name="P13" text:outline-level="4"/>
      <text:h text:style-name="P14" text:outline-level="4"/>
      <text:list xml:id="list2563600261" text:style-name="WW8Num1">
        <text:list-item>
          <text:h text:style-name="P3" text:outline-level="4">Define Oferta.</text:h>
          <text:h text:style-name="P15" text:outline-level="4"/>
        </text:list-item>
      </text:list>
      <text:h text:style-name="P7" text:outline-level="4">Cantidad de <text:span text:style-name="T1">m</text:span>ercancias que pueden ser vendidas a los diferentes precios del mercado por un individuo o por el conjunto de individuos de la sociedad.</text:h>
      <text:h text:style-name="P24" text:outline-level="4"/>
      <text:h text:style-name="P24" text:outline-level="4">Cantidad de mercancias que los productores y vendedores desean suministrar para cada nivel de precios.</text:h>
      <text:h text:style-name="P17" text:outline-level="4"/>
      <text:h text:style-name="P18" text:outline-level="4">¿De que depende el consumo? Costo de producción(c), Nivel tecnologico(t)</text:h>
      <text:h text:style-name="P26" text:outline-level="4"/>
      <text:h text:style-name="P26" text:outline-level="4">Menciona la ley de la Oferta.</text:h>
      <text:h text:style-name="P26" text:outline-level="4"/>
      <text:h text:style-name="P19" text:outline-level="4">Siempre y cuando las condiciones no varien, la cantidad que se ofrezaca de una mercancia de un bien en el mercado, varia en razón directa de su precio.</text:h>
      <text:h text:style-name="P19" text:outline-level="4">A MAYOR PRECIO → MAYOR CANTIDAD OFERTA</text:h>
      <text:h text:style-name="P19" text:outline-level="4">A MENOR PRECIO → MENOR CANTIDAD DE OFERTA</text:h>
      <text:h text:style-name="P19" text:outline-level="4">NOTA: Para que se cumpla la ley, el precio será la única varibale que determine la oferta, en caso de que varibales dferentes como el costo de producción, nivel tecnlógico, etc. determinen la oferta del bien o servicio entonces la ley no se cumple.</text:h>
      <text:h text:style-name="P26" text:outline-level="4">Menciona las características de la curva “aumento de la cantidad Ofertada”</text:h>
      <text:h text:style-name="P19" text:outline-level="4">Cuando el precio aumenta y en consecuencia aumenta la cantidad ofrecida.</text:h>
      <text:h text:style-name="P19" text:outline-level="4">Se mueve sobre su propio eje de manera acendente es decir cuando el precio sube la entocnes la cantidad ofertada igual sube.</text:h>
      <text:h text:style-name="P16" text:outline-level="4"/>
      <text:h text:style-name="P26" text:outline-level="4">Menciona las características de la curva “disminución de la cantidad”</text:h>
      <text:h text:style-name="P16" text:outline-level="4"><text:s/></text:h>
      <text:h text:style-name="P20" text:outline-level="4">Movimiento generado a lo largo de su propio eje de manera descendente, responde a la segunda parte de la ley, es decir cuando el precio disminuya en consecuencia disminuye la cantidad ofertada.</text:h>
      <text:h text:style-name="P27" text:outline-level="4">--------------------------------------------------------------------------------------------------------------------</text:h>
      <text:h text:style-name="P28" text:outline-level="4">CUANDO EL PRECIO YA NO ES LA VARIBALE PRINCIPAL ENTONCES LA CURVA SE EMPIEZA DESPLAZAR HACIA ARRIBA, ABAJO, DERECHA O IZQUIERDA.</text:h>
      <text:h text:style-name="P28" text:outline-level="4">--------------------------------------------------------------------------------------------------------------------</text:h>
      <text:h text:style-name="P27" text:outline-level="4">Menciona las características de la curva “aumento de la Oferta”</text:h>
      <text:h text:style-name="P8" text:outline-level="4"/>
      <text:h text:style-name="P20" text:outline-level="4">Es <text:s/>una curva que se caracteriza por un desplazamiento hacia la derecha y hacia abajo, el cual nos indica que <text:s/>aun cuando en el precio no cmabia, se ofrece mayor cantidad del bien o que cuando el precio baja se sigue ofreciendo la misma cantidad el bien.</text:h>
      <text:h text:style-name="P27" text:outline-level="4"/>
      <text:h text:style-name="P25" text:outline-level="4">Menciona los elementos que provocan un aumento de la Oferta</text:h>
      <text:list xml:id="list2963400519" text:style-name="L1">
        <text:list-header>
          <text:h text:style-name="P4" text:outline-level="4"/>
        </text:list-header>
        <text:list-item>
          <text:h text:style-name="P9" text:outline-level="4">Cambio en el nivel tecnologico.</text:h>
        </text:list-item>
        <text:list-item>
          <text:h text:style-name="P21" text:outline-level="4">Disminución en el costo de producción.</text:h>
        </text:list-item>
        <text:list-item>
          <text:h text:style-name="P21" text:outline-level="4">Aumento en el precio del bien sustituto.</text:h>
        </text:list-item>
      </text:list>
      <text:h text:style-name="P20" text:outline-level="4"/>
      <text:h text:style-name="P20" text:outline-level="4"/>
      <text:h text:style-name="P20" text:outline-level="4"/>
      <text:h text:style-name="P20" text:outline-level="4"/>
      <text:h text:style-name="P20" text:outline-level="4"/>
      <text:h text:style-name="P20" text:outline-level="4"/>
      <text:h text:style-name="P20" text:outline-level="4"/>
      <text:h text:style-name="P20" text:outline-level="4"/>
      <text:h text:style-name="P25" text:outline-level="4"><text:soft-page-break/>Menciona las características de la curva disminución de la Oferta.</text:h>
      <text:h text:style-name="P29" text:outline-level="4"/>
      <text:h text:style-name="P10" text:outline-level="4">Es una curva que se caracteriza por un desplazamiento hacia la izquierda y hacia arriba, la cual nos indica que aún cuando el precio no cambia, se ofrece menor cantidad del bien o que cuando el precio aumenta se sigue comprando la misma cantidad del bien.</text:h>
      <text:h text:style-name="P22" text:outline-level="4"/>
      <text:h text:style-name="P22" text:outline-level="4">La disminución de la oferta.</text:h>
      <text:h text:style-name="P5" text:outline-level="4"/>
      <text:h text:style-name="P5" text:outline-level="4">Menciona los elementos que provocan una disminución de la Oferta.</text:h>
      <text:h text:style-name="P5" text:outline-level="4"/>
      <text:list xml:id="list2350477592" text:style-name="L2">
        <text:list-item>
          <text:h text:style-name="P11" text:outline-level="4">Aumento en el costo de producción.</text:h>
        </text:list-item>
        <text:list-item>
          <text:h text:style-name="P23" text:outline-level="4">Disminuciónen el precio del bien sustituto.</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iandra GD" svg:font-family="'Maiandra GD'"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n" fo:country="US"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style:writing-mode="lr-tb"/>
      <style:text-properties style:use-window-font-color="true" style:font-name="Calibri" fo:font-family="Calibri" style:font-family-generic="swiss" style:font-pitch="variable" fo:font-size="11pt" fo:language="es" fo:country="MX"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Maiandra GD" fo:font-family="'Maiandra GD'" style:font-family-generic="swiss" style:font-pitch="variable" fo:language="es" fo:country="ES" fo:font-weight="bold" style:font-name-asian="Times New Roman" style:font-family-asian="'Times New Roman'" style:font-family-generic-asian="roman" style:font-pitch-asian="variable" style:language-asian="es" style:country-asian="ES" style:font-weight-asian="bold" style:font-name-complex="Maiandra GD" style:font-family-complex="'Maiandra GD'" style:font-family-generic-complex="swiss" style:font-pitch-complex="variable" style:font-weight-complex="bold"/>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uente_20_de_20_párrafo_20_predeter." style:display-name="Fuente de párrafo predeter."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501cm" fo:margin-bottom="1.27cm" fo:margin-left="1cm" fo:margin-right="1.27cm" style:writing-mode="lr-tb" style:layout-grid-color="#c0c0c0" style:layout-grid-lines="43"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keyword/>
    <dc:description/>
    <meta:initial-creator>leny</meta:initial-creator>
    <meta:creation-date>2020-11-09T17:08:00</meta:creation-date>
    <dc:date>2021-01-17T21:34:08.701067688</dc:date>
    <meta:editing-cycles>5</meta:editing-cycles>
    <meta:editing-duration>PT1H57M4S</meta:editing-duration>
    <meta:generator>LibreOffice/6.0.7.3$Linux_X86_64 LibreOffice_project/00m0$Build-3</meta:generator>
    <meta:document-statistic meta:table-count="1" meta:image-count="0" meta:object-count="0" meta:page-count="2" meta:paragraph-count="36" meta:word-count="450" meta:character-count="2858" meta:non-whitespace-character-count="2444"/>
  </office:meta>
</office:document-meta>
</file>